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loj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49" calcext:value-type="float">
            <text:p>49</text:p>
          </table:table-cell>
          <table:table-cell table:formula="of:=DEC2BIN([.B2];8)" office:value-type="string" office:string-value="00110001" calcext:value-type="string">
            <text:p>00110001</text:p>
          </table:table-cell>
        </table:table-row>
        <table:table-row table:style-name="ro1">
          <table:table-cell office:value-type="string" calcext:value-type="string">
            <text:p>Tmr2 preescala (T2CON(1,0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PR1L</text:p>
          </table:table-cell>
          <table:table-cell office:value-type="float" office:value="4" calcext:value-type="float">
            <text:p>4</text:p>
          </table:table-cell>
          <table:table-cell table:formula="of:=DEC2BIN([.B5];8)" office:value-type="string" office:string-value="00000100" calcext:value-type="string">
            <text:p>00000100</text:p>
          </table:table-cell>
        </table:table-row>
        <table:table-row table:style-name="ro1">
          <table:table-cell office:value-type="string" calcext:value-type="string">
            <text:p>CCP1CON(5,4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CPR1</text:p>
          </table:table-cell>
          <table:table-cell table:formula="of:=[.B5]*4+[.B6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CPR1_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CPR1L_</text:p>
          </table:table-cell>
          <table:table-cell table:formula="of:=BITRSHIFT([.B8];2)" office:value-type="float" office:value="30" calcext:value-type="float">
            <text:p>30</text:p>
          </table:table-cell>
          <table:table-cell table:formula="of:=DEC2BIN([.B9];8)" office:value-type="string" office:string-value="00011110" calcext:value-type="string">
            <text:p>00011110</text:p>
          </table:table-cell>
        </table:table-row>
        <table:table-row table:style-name="ro1">
          <table:table-cell office:value-type="string" calcext:value-type="string">
            <text:p>CCP1CON(5,4)_</text:p>
          </table:table-cell>
          <table:table-cell table:formula="of:=BITAND([.B8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iodo</text:p>
          </table:table-cell>
          <table:table-cell table:formula="of:=([.B2]+1)*4*(1/[.B1])*[.B3]" office:value-type="float" office:value="0.00005" calcext:value-type="float">
            <text:p>0.00005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table:formula="of:=1/[.B12]"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Duty cycle</text:p>
          </table:table-cell>
          <table:table-cell table:formula="of:=(([.B5]*4)+[.B6])*(1/[.B1])*[.B3]" office:value-type="float" office:value="0.00000475" calcext:value-type="float">
            <text:p>0.00000475</text:p>
          </table:table-cell>
          <table:table-cell/>
        </table:table-row>
        <table:table-row table:style-name="ro1">
          <table:table-cell office:value-type="string" calcext:value-type="string">
            <text:p>Duty cycle (%)</text:p>
          </table:table-cell>
          <table:table-cell table:formula="of:=[.B14]/[.B12]"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string" calcext:value-type="string">
            <text:p>Resolucion</text:p>
          </table:table-cell>
          <table:table-cell table:formula="of:=LOG([.B1]/[.B13])/LOG(2)" office:value-type="float" office:value="7.64385618977472" calcext:value-type="float">
            <text:p>7.643856189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Frecuencia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loj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255" calcext:value-type="float">
            <text:p>255</text:p>
          </table:table-cell>
          <table:table-cell table:formula="of:=DEC2BIN([.B2];8)" office:value-type="string" office:string-value="11111111" calcext:value-type="string">
            <text:p>11111111</text:p>
          </table:table-cell>
        </table:table-row>
        <table:table-row table:style-name="ro1">
          <table:table-cell office:value-type="string" calcext:value-type="string">
            <text:p>Tmr2 preescala (T2CON(1,0))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PR1L</text:p>
          </table:table-cell>
          <table:table-cell office:value-type="float" office:value="192" calcext:value-type="float">
            <text:p>192</text:p>
          </table:table-cell>
          <table:table-cell table:formula="of:=DEC2BIN([.B5];8)" office:value-type="string" office:string-value="11000000" calcext:value-type="string">
            <text:p>11000000</text:p>
          </table:table-cell>
        </table:table-row>
        <table:table-row table:style-name="ro1">
          <table:table-cell office:value-type="string" calcext:value-type="string">
            <text:p>CCP1CON(5,4)</text:p>
          </table:table-cell>
          <table:table-cell office:value-type="float" office:value="0" calcext:value-type="float">
            <text:p>0</text:p>
          </table:table-cell>
          <table:table-cell table:formula="of:=DEC2BIN([.B6];2)" office:value-type="string" office:string-value="00" calcext:value-type="string">
            <text:p>00</text:p>
          </table:table-cell>
        </table:table-row>
        <table:table-row table:style-name="ro1">
          <table:table-cell office:value-type="string" calcext:value-type="string">
            <text:p>CCPR1</text:p>
          </table:table-cell>
          <table:table-cell table:formula="of:=[.B5]*4+[.B6]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CCPR1_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CCPR1L_</text:p>
          </table:table-cell>
          <table:table-cell table:formula="of:=BITRSHIFT([.B8];2)" office:value-type="float" office:value="128" calcext:value-type="float">
            <text:p>128</text:p>
          </table:table-cell>
          <table:table-cell table:formula="of:=DEC2BIN([.B9];8)" office:value-type="string" office:string-value="10000000" calcext:value-type="string">
            <text:p>10000000</text:p>
          </table:table-cell>
        </table:table-row>
        <table:table-row table:style-name="ro1">
          <table:table-cell office:value-type="string" calcext:value-type="string">
            <text:p>CCP1CON(5,4)_</text:p>
          </table:table-cell>
          <table:table-cell table:formula="of:=BITAND([.B8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iodo</text:p>
          </table:table-cell>
          <table:table-cell table:formula="of:=([.B2]+1)*4*(1/[.B1])*[.B3]" office:value-type="float" office:value="0.004096" calcext:value-type="float">
            <text:p>0.004096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table:formula="of:=1/[.B12]" office:value-type="float" office:value="244.140625" calcext:value-type="float">
            <text:p>244.140625</text:p>
          </table:table-cell>
          <table:table-cell/>
        </table:table-row>
        <table:table-row table:style-name="ro1">
          <table:table-cell office:value-type="string" calcext:value-type="string">
            <text:p>Duty cycle</text:p>
          </table:table-cell>
          <table:table-cell table:formula="of:=(([.B5]*4)+[.B6])*(1/[.B1])*[.B3]" office:value-type="float" office:value="0.003072" calcext:value-type="float">
            <text:p>0.003072</text:p>
          </table:table-cell>
          <table:table-cell/>
        </table:table-row>
        <table:table-row table:style-name="ro1">
          <table:table-cell office:value-type="string" calcext:value-type="string">
            <text:p>Duty cycle (%)</text:p>
          </table:table-cell>
          <table:table-cell table:formula="of:=[.B14]/[.B12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esolucion</text:p>
          </table:table-cell>
          <table:table-cell table:formula="of:=LOG([.B1]/[.B13])/LOG(2)" office:value-type="float" office:value="14" calcext:value-type="float">
            <text:p>14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Frecue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5:05:28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31:33.700000000</meta:creation-date>
    <dc:date>2014-11-02T15:54:09.369000000</dc:date>
    <meta:editing-duration>PT1H13M59S</meta:editing-duration>
    <meta:editing-cycles>8</meta:editing-cycles>
    <meta:generator>LibreOffice/4.3.3.2$Windows_x86 LibreOffice_project/9bb7eadab57b6755b1265afa86e04bf45fbfc644</meta:generator>
    <meta:document-statistic meta:table-count="2" meta:cell-count="69" meta:object-count="0"/>
  </office:meta>
</office:document-meta>
</file>